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table:number-columns-spanned="6" table:number-rows-spanned="1" office:value-type="string">
            <text:p>All Victims of Violence</text:p>
          </table:table-cell>
          <table:covered-table-cell table:number-columns-repeated="5"/>
          <table:table-cell table:style-name="ce21" table:number-columns-spanned="6" table:number-rows-spanned="1" office:value-type="string">
            <text:p>Domestic Violence Victims</text:p>
          </table:table-cell>
          <table:covered-table-cell table:number-columns-repeated="5"/>
          <table:table-cell table:style-name="ce21" table:number-columns-spanned="6" table:number-rows-spanned="1" office:value-type="string">
            <text:p>Percent Domestic</text:p>
          </table:table-cell>
          <table:covered-table-cell table:number-columns-repeated="5"/>
        </table:table-row>
        <table:table-row table:style-name="ro2">
          <table:table-cell table:style-name="ce21"/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3" office:value-type="string">
            <text:p>Total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3" office:value-type="string">
            <text:p>Total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4" office:value-type="string">
            <text:p>Total</text:p>
          </table:table-cell>
        </table:table-row>
        <table:table-row table:style-name="ro2">
          <table:table-cell table:style-name="ce21" office:value-type="string">
            <text:p>Most Serious Offense</text:p>
          </table:table-cell>
        </table:table-row>
        <table:table-row table:style-name="ro2">
          <table:table-cell table:style-name="ce21" office:value-type="string">
            <text:p>Homicide Offenses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395">
            <text:p>395</text:p>
          </table:table-cell>
          <table:table-cell table:style-name="ce25" office:value-type="float" office:value="2038">
            <text:p>2,038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439">
            <text:p>439</text:p>
          </table:table-cell>
          <table:table-cell table:style-name="ce26" office:value-type="percentage" office:value="0.204">
            <text:p>20.40%</text:p>
          </table:table-cell>
          <table:table-cell table:style-name="ce26" office:value-type="percentage" office:value="0.185">
            <text:p>18.50%</text:p>
          </table:table-cell>
          <table:table-cell table:style-name="ce26" office:value-type="percentage" office:value="0.211">
            <text:p>21.10%</text:p>
          </table:table-cell>
          <table:table-cell table:style-name="ce26" office:value-type="percentage" office:value="0.21">
            <text:p>21.00%</text:p>
          </table:table-cell>
          <table:table-cell table:style-name="ce26" office:value-type="percentage" office:value="0.271">
            <text:p>27.10%</text:p>
          </table:table-cell>
          <table:table-cell table:style-name="ce26" office:value-type="percentage" office:value="0.215">
            <text:p>21.50%</text:p>
          </table:table-cell>
        </table:table-row>
        <table:table-row table:style-name="ro2">
          <table:table-cell table:style-name="ce21" office:value-type="string">
            <text:p>Murder and Non-negligent Manslaughter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369">
            <text:p>369</text:p>
          </table:table-cell>
          <table:table-cell table:style-name="ce25" office:value-type="float" office:value="1891">
            <text:p>1,89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20.4">
            <text:p>20.4</text:p>
          </table:table-cell>
          <table:table-cell table:style-name="ce21" office:value-type="float" office:value="18.7">
            <text:p>18.7</text:p>
          </table:table-cell>
          <table:table-cell table:style-name="ce21" office:value-type="float" office:value="20.9">
            <text:p>20.9</text:p>
          </table:table-cell>
          <table:table-cell table:style-name="ce21" office:value-type="float" office:value="22.1">
            <text:p>22.1</text:p>
          </table:table-cell>
          <table:table-cell table:style-name="ce21" office:value-type="float" office:value="27.9">
            <text:p>27.9</text:p>
          </table:table-cell>
          <table:table-cell table:style-name="ce21" office:value-type="float" office:value="21.9">
            <text:p>21.9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.3">
            <text:p>26.3</text:p>
          </table:table-cell>
          <table:table-cell table:style-name="ce21" office:value-type="float" office:value="27.8">
            <text:p>27.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23.1">
            <text:p>23.1</text:p>
          </table:table-cell>
          <table:table-cell table:style-name="ce21" office:value-type="float" office:value="24.1">
            <text:p>24.1</text:p>
          </table:table-cell>
        </table:table-row>
        <table:table-row table:style-name="ro2">
          <table:table-cell table:style-name="ce21" office:value-type="string">
            <text:p>Justifiable Homicid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6.7">
            <text:p>6.7</text:p>
          </table:table-cell>
        </table:table-row>
        <table:table-row table:style-name="ro2">
          <table:table-cell table:style-name="ce21" office:value-type="string">
            <text:p>Sexual Assault Offenses</text:p>
          </table:table-cell>
          <table:table-cell table:style-name="ce25" office:value-type="float" office:value="5665">
            <text:p>5,665</text:p>
          </table:table-cell>
          <table:table-cell table:style-name="ce25" office:value-type="float" office:value="5422">
            <text:p>5,422</text:p>
          </table:table-cell>
          <table:table-cell table:style-name="ce25" office:value-type="float" office:value="5407">
            <text:p>5,407</text:p>
          </table:table-cell>
          <table:table-cell table:style-name="ce25" office:value-type="float" office:value="4914">
            <text:p>4,914</text:p>
          </table:table-cell>
          <table:table-cell table:style-name="ce25" office:value-type="float" office:value="5098">
            <text:p>5,098</text:p>
          </table:table-cell>
          <table:table-cell table:style-name="ce25" office:value-type="float" office:value="26506">
            <text:p>26,506</text:p>
          </table:table-cell>
          <table:table-cell table:style-name="ce25" office:value-type="float" office:value="1645">
            <text:p>1,645</text:p>
          </table:table-cell>
          <table:table-cell table:style-name="ce25" office:value-type="float" office:value="1601">
            <text:p>1,601</text:p>
          </table:table-cell>
          <table:table-cell table:style-name="ce25" office:value-type="float" office:value="1698">
            <text:p>1,698</text:p>
          </table:table-cell>
          <table:table-cell table:style-name="ce25" office:value-type="float" office:value="1439">
            <text:p>1,439</text:p>
          </table:table-cell>
          <table:table-cell table:style-name="ce25" office:value-type="float" office:value="1570">
            <text:p>1,570</text:p>
          </table:table-cell>
          <table:table-cell table:style-name="ce25" office:value-type="float" office:value="7953">
            <text:p>7,953</text:p>
          </table:table-cell>
          <table:table-cell table:style-name="ce26" office:value-type="percentage" office:value="0.29">
            <text:p>29.00%</text:p>
          </table:table-cell>
          <table:table-cell table:style-name="ce26" office:value-type="percentage" office:value="0.295">
            <text:p>29.50%</text:p>
          </table:table-cell>
          <table:table-cell table:style-name="ce26" office:value-type="percentage" office:value="0.314">
            <text:p>31.40%</text:p>
          </table:table-cell>
          <table:table-cell table:style-name="ce26" office:value-type="percentage" office:value="0.293">
            <text:p>29.30%</text:p>
          </table:table-cell>
          <table:table-cell table:style-name="ce26" office:value-type="percentage" office:value="0.308">
            <text:p>30.80%</text:p>
          </table:table-cell>
          <table:table-cell table:style-name="ce26" office:value-type="percentage" office:value="0.3">
            <text:p>30.00%</text:p>
          </table:table-cell>
        </table:table-row>
        <table:table-row table:style-name="ro2">
          <table:table-cell table:style-name="ce21" office:value-type="string">
            <text:p>Forcible Sexual Assault</text:p>
          </table:table-cell>
          <table:table-cell table:style-name="ce25" office:value-type="float" office:value="5415">
            <text:p>5,415</text:p>
          </table:table-cell>
          <table:table-cell table:style-name="ce25" office:value-type="float" office:value="5206">
            <text:p>5,206</text:p>
          </table:table-cell>
          <table:table-cell table:style-name="ce25" office:value-type="float" office:value="5179">
            <text:p>5,179</text:p>
          </table:table-cell>
          <table:table-cell table:style-name="ce25" office:value-type="float" office:value="4702">
            <text:p>4,702</text:p>
          </table:table-cell>
          <table:table-cell table:style-name="ce25" office:value-type="float" office:value="4895">
            <text:p>4,895</text:p>
          </table:table-cell>
          <table:table-cell table:style-name="ce25" office:value-type="float" office:value="25397">
            <text:p>25,397</text:p>
          </table:table-cell>
          <table:table-cell table:style-name="ce25" office:value-type="float" office:value="1558">
            <text:p>1,558</text:p>
          </table:table-cell>
          <table:table-cell table:style-name="ce25" office:value-type="float" office:value="1528">
            <text:p>1,528</text:p>
          </table:table-cell>
          <table:table-cell table:style-name="ce25" office:value-type="float" office:value="1614">
            <text:p>1,614</text:p>
          </table:table-cell>
          <table:table-cell table:style-name="ce25" office:value-type="float" office:value="1371">
            <text:p>1,371</text:p>
          </table:table-cell>
          <table:table-cell table:style-name="ce25" office:value-type="float" office:value="1496">
            <text:p>1,496</text:p>
          </table:table-cell>
          <table:table-cell table:style-name="ce25" office:value-type="float" office:value="7567">
            <text:p>7,567</text:p>
          </table:table-cell>
          <table:table-cell table:style-name="ce21" office:value-type="float" office:value="28.8">
            <text:p>28.8</text:p>
          </table:table-cell>
          <table:table-cell table:style-name="ce21" office:value-type="float" office:value="29.4">
            <text:p>29.4</text:p>
          </table:table-cell>
          <table:table-cell table:style-name="ce21" office:value-type="float" office:value="31.2">
            <text:p>31.2</text:p>
          </table:table-cell>
          <table:table-cell table:style-name="ce21" office:value-type="float" office:value="29.2">
            <text:p>29.2</text:p>
          </table:table-cell>
          <table:table-cell table:style-name="ce21" office:value-type="float" office:value="30.6">
            <text:p>30.6</text:p>
          </table:table-cell>
          <table:table-cell table:style-name="ce21" office:value-type="float" office:value="29.8">
            <text:p>29.8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5" office:value-type="float" office:value="1760">
            <text:p>1,760</text:p>
          </table:table-cell>
          <table:table-cell table:style-name="ce25" office:value-type="float" office:value="1754">
            <text:p>1,754</text:p>
          </table:table-cell>
          <table:table-cell table:style-name="ce25" office:value-type="float" office:value="1760">
            <text:p>1,760</text:p>
          </table:table-cell>
          <table:table-cell table:style-name="ce25" office:value-type="float" office:value="1516">
            <text:p>1,516</text:p>
          </table:table-cell>
          <table:table-cell table:style-name="ce25" office:value-type="float" office:value="1543">
            <text:p>1,543</text:p>
          </table:table-cell>
          <table:table-cell table:style-name="ce25" office:value-type="float" office:value="8333">
            <text:p>8,333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404">
            <text:p>404</text:p>
          </table:table-cell>
          <table:table-cell table:style-name="ce25" office:value-type="float" office:value="2044">
            <text:p>2,044</text:p>
          </table:table-cell>
          <table:table-cell table:style-name="ce21" office:value-type="float" office:value="22.7">
            <text:p>22.7</text:p>
          </table:table-cell>
          <table:table-cell table:style-name="ce21" office:value-type="float" office:value="23.7">
            <text:p>23.7</text:p>
          </table:table-cell>
          <table:table-cell table:style-name="ce21" office:value-type="float" office:value="26.1">
            <text:p>26.1</text:p>
          </table:table-cell>
          <table:table-cell table:style-name="ce21" office:value-type="float" office:value="24.1">
            <text:p>24.1</text:p>
          </table:table-cell>
          <table:table-cell table:style-name="ce21" office:value-type="float" office:value="26.2">
            <text:p>26.2</text:p>
          </table:table-cell>
          <table:table-cell table:style-name="ce21" office:value-type="float" office:value="24.5">
            <text:p>24.5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514">
            <text:p>514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529">
            <text:p>529</text:p>
          </table:table-cell>
          <table:table-cell table:style-name="ce21" office:value-type="float" office:value="486">
            <text:p>486</text:p>
          </table:table-cell>
          <table:table-cell table:style-name="ce25" office:value-type="float" office:value="2664">
            <text:p>2,664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33.9">
            <text:p>33.9</text:p>
          </table:table-cell>
          <table:table-cell table:style-name="ce21" office:value-type="float" office:value="35.4">
            <text:p>35.4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7.4">
            <text:p>37.4</text:p>
          </table:table-cell>
          <table:table-cell table:style-name="ce21" office:value-type="float" office:value="40.3">
            <text:p>40.3</text:p>
          </table:table-cell>
          <table:table-cell table:style-name="ce21" office:value-type="float" office:value="36.9">
            <text:p>36.9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84">
            <text:p>284</text:p>
          </table:table-cell>
          <table:table-cell table:style-name="ce25" office:value-type="float" office:value="1466">
            <text:p>1,466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30.5">
            <text:p>30.5</text:p>
          </table:table-cell>
          <table:table-cell table:style-name="ce21" office:value-type="float" office:value="32.7">
            <text:p>32.7</text:p>
          </table:table-cell>
          <table:table-cell table:style-name="ce21" office:value-type="float" office:value="30.6">
            <text:p>30.6</text:p>
          </table:table-cell>
          <table:table-cell table:style-name="ce21" office:value-type="float" office:value="33.1">
            <text:p>33.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1.7">
            <text:p>31.7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5" office:value-type="float" office:value="2736">
            <text:p>2,736</text:p>
          </table:table-cell>
          <table:table-cell table:style-name="ce25" office:value-type="float" office:value="2620">
            <text:p>2,620</text:p>
          </table:table-cell>
          <table:table-cell table:style-name="ce25" office:value-type="float" office:value="2578">
            <text:p>2,578</text:p>
          </table:table-cell>
          <table:table-cell table:style-name="ce25" office:value-type="float" office:value="2418">
            <text:p>2,418</text:p>
          </table:table-cell>
          <table:table-cell table:style-name="ce25" office:value-type="float" office:value="2582">
            <text:p>2,582</text:p>
          </table:table-cell>
          <table:table-cell table:style-name="ce25" office:value-type="float" office:value="12934">
            <text:p>12,934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826">
            <text:p>826</text:p>
          </table:table-cell>
          <table:table-cell table:style-name="ce21" office:value-type="float" office:value="859">
            <text:p>859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805">
            <text:p>805</text:p>
          </table:table-cell>
          <table:table-cell table:style-name="ce25" office:value-type="float" office:value="4076">
            <text:p>4,076</text:p>
          </table:table-cell>
          <table:table-cell table:style-name="ce21" office:value-type="float" office:value="31.4">
            <text:p>31.4</text:p>
          </table:table-cell>
          <table:table-cell table:style-name="ce21" office:value-type="float" office:value="31.5">
            <text:p>31.5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30.1">
            <text:p>30.1</text:p>
          </table:table-cell>
          <table:table-cell table:style-name="ce21" office:value-type="float" office:value="31.2">
            <text:p>31.2</text:p>
          </table:table-cell>
          <table:table-cell table:style-name="ce21" office:value-type="float" office:value="31.5">
            <text:p>31.5</text:p>
          </table:table-cell>
        </table:table-row>
        <table:table-row table:style-name="ro2">
          <table:table-cell table:style-name="ce21" office:value-type="string">
            <text:p>Non-Forcible Sexual Assault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03">
            <text:p>203</text:p>
          </table:table-cell>
          <table:table-cell table:style-name="ce25" office:value-type="float" office:value="1109">
            <text:p>1,109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34.8">
            <text:p>34.8</text:p>
          </table:table-cell>
          <table:table-cell table:style-name="ce21" office:value-type="float" office:value="33.8">
            <text:p>33.8</text:p>
          </table:table-cell>
          <table:table-cell table:style-name="ce21" office:value-type="float" office:value="36.8">
            <text:p>36.8</text:p>
          </table:table-cell>
          <table:table-cell table:style-name="ce21" office:value-type="float" office:value="32.1">
            <text:p>32.1</text:p>
          </table:table-cell>
          <table:table-cell table:style-name="ce21" office:value-type="float" office:value="36.5">
            <text:p>36.5</text:p>
          </table:table-cell>
          <table:table-cell table:style-name="ce21" office:value-type="float" office:value="34.8">
            <text:p>34.8</text:p>
          </table:table-cell>
        </table:table-row>
        <table:table-row table:style-name="ro2">
          <table:table-cell table:style-name="ce21" office:value-type="string">
            <text:p>Incest*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84.2">
            <text:p>84.2</text:p>
          </table:table-cell>
          <table:table-cell table:style-name="ce21" office:value-type="float" office:value="74.3">
            <text:p>74.3</text:p>
          </table:table-cell>
          <table:table-cell table:style-name="ce21" office:value-type="float" office:value="86.1">
            <text:p>86.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96.3">
            <text:p>96.3</text:p>
          </table:table-cell>
          <table:table-cell table:style-name="ce21" office:value-type="float" office:value="84.9">
            <text:p>84.9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5.9">
            <text:p>25.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.6">
            <text:p>27.6</text:p>
          </table:table-cell>
          <table:table-cell table:style-name="ce21" office:value-type="float" office:value="25.4">
            <text:p>25.4</text:p>
          </table:table-cell>
          <table:table-cell table:style-name="ce21" office:value-type="float" office:value="27.3">
            <text:p>27.3</text:p>
          </table:table-cell>
          <table:table-cell table:style-name="ce21" office:value-type="float" office:value="26.4">
            <text:p>26.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5" office:value-type="float" office:value="8746">
            <text:p>8,746</text:p>
          </table:table-cell>
          <table:table-cell table:style-name="ce25" office:value-type="float" office:value="8833">
            <text:p>8,833</text:p>
          </table:table-cell>
          <table:table-cell table:style-name="ce25" office:value-type="float" office:value="8815">
            <text:p>8,815</text:p>
          </table:table-cell>
          <table:table-cell table:style-name="ce25" office:value-type="float" office:value="7512">
            <text:p>7,512</text:p>
          </table:table-cell>
          <table:table-cell table:style-name="ce25" office:value-type="float" office:value="6836">
            <text:p>6,836</text:p>
          </table:table-cell>
          <table:table-cell table:style-name="ce25" office:value-type="float" office:value="40742">
            <text:p>40,742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586">
            <text:p>586</text:p>
          </table:table-cell>
          <table:table-cell table:style-name="ce26" office:value-type="percentage" office:value="0.015">
            <text:p>1.50%</text:p>
          </table:table-cell>
          <table:table-cell table:style-name="ce26" office:value-type="percentage" office:value="0.014">
            <text:p>1.40%</text:p>
          </table:table-cell>
          <table:table-cell table:style-name="ce26" office:value-type="percentage" office:value="0.013">
            <text:p>1.30%</text:p>
          </table:table-cell>
          <table:table-cell table:style-name="ce26" office:value-type="percentage" office:value="0.013">
            <text:p>1.30%</text:p>
          </table:table-cell>
          <table:table-cell table:style-name="ce26" office:value-type="percentage" office:value="0.017">
            <text:p>1.70%</text:p>
          </table:table-cell>
          <table:table-cell table:style-name="ce26" office:value-type="percentage" office:value="0.014">
            <text:p>1.40%</text:p>
          </table:table-cell>
        </table:table-row>
        <table:table-row table:style-name="ro2">
          <table:table-cell table:style-name="ce21" office:value-type="string">
            <text:p>Assault Offenses</text:p>
          </table:table-cell>
          <table:table-cell table:style-name="ce25" office:value-type="float" office:value="106561">
            <text:p>106,561</text:p>
          </table:table-cell>
          <table:table-cell table:style-name="ce25" office:value-type="float" office:value="109539">
            <text:p>109,539</text:p>
          </table:table-cell>
          <table:table-cell table:style-name="ce25" office:value-type="float" office:value="109126">
            <text:p>109,126</text:p>
          </table:table-cell>
          <table:table-cell table:style-name="ce25" office:value-type="float" office:value="108244">
            <text:p>108,244</text:p>
          </table:table-cell>
          <table:table-cell table:style-name="ce25" office:value-type="float" office:value="111274">
            <text:p>111,274</text:p>
          </table:table-cell>
          <table:table-cell table:style-name="ce25" office:value-type="float" office:value="544744">
            <text:p>544,744</text:p>
          </table:table-cell>
          <table:table-cell table:style-name="ce25" office:value-type="float" office:value="46848">
            <text:p>46,848</text:p>
          </table:table-cell>
          <table:table-cell table:style-name="ce25" office:value-type="float" office:value="48905">
            <text:p>48,905</text:p>
          </table:table-cell>
          <table:table-cell table:style-name="ce25" office:value-type="float" office:value="49362">
            <text:p>49,362</text:p>
          </table:table-cell>
          <table:table-cell table:style-name="ce25" office:value-type="float" office:value="49144">
            <text:p>49,144</text:p>
          </table:table-cell>
          <table:table-cell table:style-name="ce25" office:value-type="float" office:value="51256">
            <text:p>51,256</text:p>
          </table:table-cell>
          <table:table-cell table:style-name="ce25" office:value-type="float" office:value="245515">
            <text:p>245,515</text:p>
          </table:table-cell>
          <table:table-cell table:style-name="ce26" office:value-type="percentage" office:value="0.44">
            <text:p>44.00%</text:p>
          </table:table-cell>
          <table:table-cell table:style-name="ce26" office:value-type="percentage" office:value="0.446">
            <text:p>44.60%</text:p>
          </table:table-cell>
          <table:table-cell table:style-name="ce26" office:value-type="percentage" office:value="0.452">
            <text:p>45.20%</text:p>
          </table:table-cell>
          <table:table-cell table:style-name="ce26" office:value-type="percentage" office:value="0.454">
            <text:p>45.40%</text:p>
          </table:table-cell>
          <table:table-cell table:style-name="ce26" office:value-type="percentage" office:value="0.461">
            <text:p>46.10%</text:p>
          </table:table-cell>
          <table:table-cell table:style-name="ce26" office:value-type="percentage" office:value="0.451">
            <text:p>45.10%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5" office:value-type="float" office:value="11631">
            <text:p>11,631</text:p>
          </table:table-cell>
          <table:table-cell table:style-name="ce25" office:value-type="float" office:value="11089">
            <text:p>11,089</text:p>
          </table:table-cell>
          <table:table-cell table:style-name="ce25" office:value-type="float" office:value="10430">
            <text:p>10,430</text:p>
          </table:table-cell>
          <table:table-cell table:style-name="ce25" office:value-type="float" office:value="9908">
            <text:p>9,908</text:p>
          </table:table-cell>
          <table:table-cell table:style-name="ce25" office:value-type="float" office:value="9619">
            <text:p>9,619</text:p>
          </table:table-cell>
          <table:table-cell table:style-name="ce25" office:value-type="float" office:value="52677">
            <text:p>52,677</text:p>
          </table:table-cell>
          <table:table-cell table:style-name="ce25" office:value-type="float" office:value="2690">
            <text:p>2,690</text:p>
          </table:table-cell>
          <table:table-cell table:style-name="ce25" office:value-type="float" office:value="2595">
            <text:p>2,595</text:p>
          </table:table-cell>
          <table:table-cell table:style-name="ce25" office:value-type="float" office:value="2494">
            <text:p>2,494</text:p>
          </table:table-cell>
          <table:table-cell table:style-name="ce25" office:value-type="float" office:value="2495">
            <text:p>2,495</text:p>
          </table:table-cell>
          <table:table-cell table:style-name="ce25" office:value-type="float" office:value="2504">
            <text:p>2,504</text:p>
          </table:table-cell>
          <table:table-cell table:style-name="ce25" office:value-type="float" office:value="12778">
            <text:p>12,778</text:p>
          </table:table-cell>
          <table:table-cell table:style-name="ce21" office:value-type="float" office:value="23.1">
            <text:p>23.1</text:p>
          </table:table-cell>
          <table:table-cell table:style-name="ce21" office:value-type="float" office:value="23.4">
            <text:p>23.4</text:p>
          </table:table-cell>
          <table:table-cell table:style-name="ce21" office:value-type="float" office:value="23.9">
            <text:p>23.9</text:p>
          </table:table-cell>
          <table:table-cell table:style-name="ce21" office:value-type="float" office:value="25.2">
            <text:p>25.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.3">
            <text:p>24.3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5" office:value-type="float" office:value="82415">
            <text:p>82,415</text:p>
          </table:table-cell>
          <table:table-cell table:style-name="ce25" office:value-type="float" office:value="85497">
            <text:p>85,497</text:p>
          </table:table-cell>
          <table:table-cell table:style-name="ce25" office:value-type="float" office:value="86494">
            <text:p>86,494</text:p>
          </table:table-cell>
          <table:table-cell table:style-name="ce25" office:value-type="float" office:value="86209">
            <text:p>86,209</text:p>
          </table:table-cell>
          <table:table-cell table:style-name="ce25" office:value-type="float" office:value="89064">
            <text:p>89,064</text:p>
          </table:table-cell>
          <table:table-cell table:style-name="ce25" office:value-type="float" office:value="429679">
            <text:p>429,679</text:p>
          </table:table-cell>
          <table:table-cell table:style-name="ce25" office:value-type="float" office:value="41578">
            <text:p>41,578</text:p>
          </table:table-cell>
          <table:table-cell table:style-name="ce25" office:value-type="float" office:value="43594">
            <text:p>43,594</text:p>
          </table:table-cell>
          <table:table-cell table:style-name="ce25" office:value-type="float" office:value="44235">
            <text:p>44,235</text:p>
          </table:table-cell>
          <table:table-cell table:style-name="ce25" office:value-type="float" office:value="44231">
            <text:p>44,231</text:p>
          </table:table-cell>
          <table:table-cell table:style-name="ce25" office:value-type="float" office:value="46141">
            <text:p>46,141</text:p>
          </table:table-cell>
          <table:table-cell table:style-name="ce25" office:value-type="float" office:value="219779">
            <text:p>219,779</text:p>
          </table:table-cell>
          <table:table-cell table:style-name="ce21" office:value-type="float" office:value="50.4">
            <text:p>50.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1.1">
            <text:p>51.1</text:p>
          </table:table-cell>
          <table:table-cell table:style-name="ce21" office:value-type="float" office:value="51.3">
            <text:p>51.3</text:p>
          </table:table-cell>
          <table:table-cell table:style-name="ce21" office:value-type="float" office:value="51.8">
            <text:p>51.8</text:p>
          </table:table-cell>
          <table:table-cell table:style-name="ce21" office:value-type="float" office:value="51.1">
            <text:p>51.1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5" office:value-type="float" office:value="12515">
            <text:p>12,515</text:p>
          </table:table-cell>
          <table:table-cell table:style-name="ce25" office:value-type="float" office:value="12953">
            <text:p>12,953</text:p>
          </table:table-cell>
          <table:table-cell table:style-name="ce25" office:value-type="float" office:value="12202">
            <text:p>12,202</text:p>
          </table:table-cell>
          <table:table-cell table:style-name="ce25" office:value-type="float" office:value="12127">
            <text:p>12,127</text:p>
          </table:table-cell>
          <table:table-cell table:style-name="ce25" office:value-type="float" office:value="12591">
            <text:p>12,591</text:p>
          </table:table-cell>
          <table:table-cell table:style-name="ce25" office:value-type="float" office:value="62388">
            <text:p>62,388</text:p>
          </table:table-cell>
          <table:table-cell table:style-name="ce25" office:value-type="float" office:value="2580">
            <text:p>2,580</text:p>
          </table:table-cell>
          <table:table-cell table:style-name="ce25" office:value-type="float" office:value="2716">
            <text:p>2,716</text:p>
          </table:table-cell>
          <table:table-cell table:style-name="ce25" office:value-type="float" office:value="2633">
            <text:p>2,633</text:p>
          </table:table-cell>
          <table:table-cell table:style-name="ce25" office:value-type="float" office:value="2418">
            <text:p>2,418</text:p>
          </table:table-cell>
          <table:table-cell table:style-name="ce25" office:value-type="float" office:value="2611">
            <text:p>2,611</text:p>
          </table:table-cell>
          <table:table-cell table:style-name="ce25" office:value-type="float" office:value="12958">
            <text:p>12,958</text:p>
          </table:table-cell>
          <table:table-cell table:style-name="ce21" office:value-type="float" office:value="20.6">
            <text:p>20.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.6">
            <text:p>21.6</text:p>
          </table:table-cell>
          <table:table-cell table:style-name="ce21" office:value-type="float" office:value="19.9">
            <text:p>19.9</text:p>
          </table:table-cell>
          <table:table-cell table:style-name="ce21" office:value-type="float" office:value="20.7">
            <text:p>20.7</text:p>
          </table:table-cell>
          <table:table-cell table:style-name="ce21" office:value-type="float" office:value="20.8">
            <text:p>20.8</text:p>
          </table:table-cell>
        </table:table-row>
        <table:table-row table:style-name="ro2">
          <table:table-cell table:style-name="ce21" office:value-type="string">
            <text:p>Kidnapping/Abduction</text:p>
          </table:table-cell>
          <table:table-cell table:style-name="ce25" office:value-type="float" office:value="1007">
            <text:p>1,007</text:p>
          </table:table-cell>
          <table:table-cell table:style-name="ce25" office:value-type="float" office:value="1029">
            <text:p>1,029</text:p>
          </table:table-cell>
          <table:table-cell table:style-name="ce25" office:value-type="float" office:value="1009">
            <text:p>1,009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571">
            <text:p>571</text:p>
          </table:table-cell>
          <table:table-cell table:style-name="ce25" office:value-type="float" office:value="4498">
            <text:p>4,498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243">
            <text:p>243</text:p>
          </table:table-cell>
          <table:table-cell table:style-name="ce25" office:value-type="float" office:value="1780">
            <text:p>1,780</text:p>
          </table:table-cell>
          <table:table-cell table:style-name="ce26" office:value-type="percentage" office:value="0.376">
            <text:p>37.60%</text:p>
          </table:table-cell>
          <table:table-cell table:style-name="ce26" office:value-type="percentage" office:value="0.396">
            <text:p>39.60%</text:p>
          </table:table-cell>
          <table:table-cell table:style-name="ce26" office:value-type="percentage" office:value="0.389">
            <text:p>38.90%</text:p>
          </table:table-cell>
          <table:table-cell table:style-name="ce26" office:value-type="percentage" office:value="0.406">
            <text:p>40.60%</text:p>
          </table:table-cell>
          <table:table-cell table:style-name="ce26" office:value-type="percentage" office:value="0.426">
            <text:p>42.60%</text:p>
          </table:table-cell>
          <table:table-cell table:style-name="ce26" office:value-type="percentage" office:value="0.396">
            <text:p>39.60%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122400">
            <text:p>122,400</text:p>
          </table:table-cell>
          <table:table-cell table:style-name="ce25" office:value-type="float" office:value="125261">
            <text:p>125,261</text:p>
          </table:table-cell>
          <table:table-cell table:style-name="ce25" office:value-type="float" office:value="124756">
            <text:p>124,756</text:p>
          </table:table-cell>
          <table:table-cell table:style-name="ce25" office:value-type="float" office:value="121937">
            <text:p>121,937</text:p>
          </table:table-cell>
          <table:table-cell table:style-name="ce25" office:value-type="float" office:value="124174">
            <text:p>124,174</text:p>
          </table:table-cell>
          <table:table-cell table:style-name="ce25" office:value-type="float" office:value="618528">
            <text:p>618,528</text:p>
          </table:table-cell>
          <table:table-cell table:style-name="ce25" office:value-type="float" office:value="49087">
            <text:p>49,087</text:p>
          </table:table-cell>
          <table:table-cell table:style-name="ce25" office:value-type="float" office:value="51119">
            <text:p>51,119</text:p>
          </table:table-cell>
          <table:table-cell table:style-name="ce25" office:value-type="float" office:value="51652">
            <text:p>51,652</text:p>
          </table:table-cell>
          <table:table-cell table:style-name="ce25" office:value-type="float" office:value="51121">
            <text:p>51,121</text:p>
          </table:table-cell>
          <table:table-cell table:style-name="ce25" office:value-type="float" office:value="53294">
            <text:p>53,294</text:p>
          </table:table-cell>
          <table:table-cell table:style-name="ce25" office:value-type="float" office:value="256273">
            <text:p>256,273</text:p>
          </table:table-cell>
          <table:table-cell table:style-name="ce26" office:value-type="percentage" office:value="0.401">
            <text:p>40.10%</text:p>
          </table:table-cell>
          <table:table-cell table:style-name="ce26" office:value-type="percentage" office:value="0.408">
            <text:p>40.80%</text:p>
          </table:table-cell>
          <table:table-cell table:style-name="ce26" office:value-type="percentage" office:value="0.414">
            <text:p>41.40%</text:p>
          </table:table-cell>
          <table:table-cell table:style-name="ce26" office:value-type="percentage" office:value="0.419">
            <text:p>41.90%</text:p>
          </table:table-cell>
          <table:table-cell table:style-name="ce26" office:value-type="percentage" office:value="0.429">
            <text:p>42.90%</text:p>
          </table:table-cell>
          <table:table-cell table:style-name="ce26" office:value-type="percentage" office:value="0.414">
            <text:p>41.4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